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67686855526003195" text:style-name="Outline">
        <text:list-item>
          <text:h text:style-name="P4" text:outline-level="1">Molde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4-<text:bookmark text:name="_GoBack"/>6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dc:creator>Max Meza</dc:creator>
    <meta:editing-cycles>13</meta:editing-cycles>
    <meta:creation-date>2018-03-07T12:45:00</meta:creation-date>
    <dc:date>2018-06-04T11:25:31.79</dc:date>
    <meta:editing-duration>PT2M29S</meta:editing-duration>
    <meta:generator>OpenOffice/4.1.5$Win32 OpenOffice.org_project/415m1$Build-9789</meta:generator>
    <meta:document-statistic meta:table-count="0" meta:image-count="0" meta:object-count="0" meta:page-count="2" meta:paragraph-count="9" meta:word-count="16" meta:character-count="1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